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596" officeooo:paragraph-rsid="0011c596"/>
    </style:style>
    <style:style style:name="P2" style:family="paragraph" style:parent-style-name="Standard">
      <style:text-properties officeooo:rsid="00138eec" officeooo:paragraph-rsid="00138eec"/>
    </style:style>
    <style:style style:name="P3" style:family="paragraph" style:parent-style-name="Standard">
      <style:text-properties officeooo:rsid="00158339" officeooo:paragraph-rsid="00158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p text:style-name="P2">First Change of the test</text:p>
      <text:p text:style-name="P2"/>
      <text:p text:style-name="P3">Second Change of the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8:38:09.602713965</meta:creation-date>
    <dc:date>2021-12-13T09:04:48.486219968</dc:date>
    <meta:editing-duration>PT10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53" meta:non-whitespace-character-count="45"/>
  </office:meta>
</office:document-meta>
</file>